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5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aria Jone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A prayer for a funeral/</text:p>
      <text:p text:style-name="P6">Thanks and praises unto Thee, O Universal Father! for/ the instruction, which the lives of some of Thy creatures/ give unto us. <text:s/>Lo! this being now uplifted to the world/ of spirits, taught us, while here below, a lesson of/ inestimable value. <text:s/>May we all take it to heart./ <text:s/>May we, so apt, when overtaken by misfortune, to/ turn heavenward with impious looks, remember the/ piety <text:span text:style-name="T2">practically shown</text:span><text:span text:style-name="T3"> which this Jewess practically showed, amidst con-/-tinued sufferings. <text:s/>For, it was Thy unsearchable will to/ try her faith in the crucible of afflictions. <text:s/></text:span><text:span text:style-name="T2">Bit</text:span><text:span text:style-name="T3"> But Thy/ hand-maid, suddenly deprived of a comfort most/ soothing to her soul, of a solace unspeakably sweet,/ still bent at Thy footstool in holy reverence. <text:s/>The loss/ of a daughter clothed in righteousness, glowing with love/ for her religion; of a daughter in whose character fi-/-lial devotion became personified, found the mother/ resignedly blessing Thee, who didst give but choose/ to take away. <text:s/>And when for more than a score/ of years, her body agonized at every pore, would/ have hailed the rest of the grave, the soul abode/</text:span></text:p>
      <text:p text:style-name="P6"><text:span text:style-name="T3"/></text:p>
      <text:p text:style-name="P6"><text:span text:style-name="T3">[Page 2]</text:span></text:p>
      <text:p text:style-name="P6"><text:span text:style-name="T3">in serenity, because it trustingly leaned upon Thee,/ O Rock of salvation! <text:s/>May that noble bearing/ amist[sic!] bereavements, and the writing of the flesh,/ be an imparting which will enrich us also with the/ possession of a faith unshaken by untoward events./ <text:s/>And now we pray that the virtues practised/ by a woman of the Hebrew race may be the adorn-/-ments, which will secure unto her a high seat/ among the crowned saints that encircle </text:span><text:span text:style-name="T2">the</text:span><text:span text:style-name="T3"> Thy celestial/ throne. <text:s/>May words like unto those recorded in/ the </text:span><text:span text:style-name="T2">lo</text:span><text:span text:style-name="T3"> book of prophecy, resound above, at this </text:span><text:span text:style-name="T2">ap-</text:span><text:span text:style-name="T3"> hour/ of our approaching sabbath. <text:s/>"She shall </text:span><text:soft-page-break/><text:span text:style-name="T3">come in/ in peace, to repose on her allotted couch, for she/ walked uprightly."/</text:span></text:p>
      <text:p text:style-name="P6"><text:span text:style-name="T3">And unto them who will more sensibly and continuously/ feel a void, by reason of the extreme care which the/ dear departed needed; unto the Jewess on whom/ Thou dost pour a twofold portion of Thy spirit,/ that she might perform double duties worthily/ before her household, and acceptably in Thy sigh;/ unto all who bore Maria Jones affection, give/ the consolatory assurance that the loved being/ delights in the association of the good and true,/</text:span></text:p>
      <text:p text:style-name="P6"><text:span text:style-name="T3"/></text:p>
      <text:p text:style-name="P6"><text:span text:style-name="T3">[Page 3]</text:span></text:p>
      <text:p text:style-name="P6"><text:span text:style-name="T3">and that she beseechingly asks of Thee the/ choicest benediction, petitioning that they may flow/ down and rest on this once her earthly habitation, nay,/ on the dwellers thereof, and on the people, whose/ belief was her sustaining hope here, as it is the/ source of unending joys in the realms of glory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7T11:56:36.89</meta:creation-date>
    <meta:document-statistic meta:table-count="0" meta:image-count="0" meta:object-count="0" meta:page-count="3" meta:paragraph-count="68" meta:word-count="601" meta:character-count="3853"/>
    <dc:date>2012-10-17T12:21:21.74</dc:date>
    <dc:creator>Penn Libraries</dc:creator>
    <meta:editing-duration>PT00H09M34S</meta:editing-duration>
    <meta:editing-cycles>1</meta:editing-cycles>
    <meta:generator>OpenOffice.org/3.2$Win32 OpenOffice.org_project/320m12$Build-9483</meta:generator>
  </office:meta>
</office:document-meta>
</file>